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draw:fill="none" draw:stroke="solid" svg:stroke-width="0.00694in" svg:stroke-color="#5b9bd5" draw:marker-end="a411" svg:stroke-opacity="100%" draw:stroke-linejoin="miter" svg:stroke-linecap="butt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draw:fill="none" draw:stroke="solid" svg:stroke-width="0.00694in" svg:stroke-color="#5b9bd5" draw:marker-end="a417" svg:stroke-opacity="100%" draw:stroke-linejoin="miter" svg:stroke-linecap="butt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c55a11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0694in" svg:stroke-color="#5b9bd5" draw:marker-end="a419" svg:stroke-opacity="100%" draw:stroke-linejoin="miter" svg:stroke-linecap="butt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bf9000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ustom-shape svg:x="1.82883in" svg:y="3.72898in" svg:width="8.40541in" svg:height="3.20045in" draw:id="id63" draw:style-name="a383" draw:name="Rechteck 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3581in" svg:y="1.35368in" svg:width="1.82883in" svg:height="0.84685in" draw:id="id64" draw:style-name="a387" draw:name="Rechteck 4">
          <svg:title/>
          <svg:desc/>
          <text:p text:style-name="a386" text:class-names="" text:cond-style-name=""><text:span text:style-name="a384" text:class-names="">Android Device</text:span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6306in" svg:y="4.56794in" svg:width="2.76577in" svg:height="1.52252in" draw:id="id65" draw:style-name="a390" draw:name="Rechteck 5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3694in" svg:y="4.71734in" svg:width="1.89189in" svg:height="0.96847in" draw:id="id66" draw:style-name="a397" draw:name="Rechteck 6">
          <svg:title/>
          <svg:desc/>
          <text:p text:style-name="a392" text:class-names="" text:cond-style-name=""><text:span text:style-name="a391" text:class-names="">Embedded</text:span></text:p>
          <text:p text:style-name="a396" text:class-names="" text:cond-style-name=""><text:span text:style-name="a393" text:class-names="">Jetty</text:span><text:span text:style-name="a394" text:class-names="">-Webserver</text:span><text:span text:style-name="a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7658in" svg:y="4.65428in" svg:width="2.59459in" svg:height="1.26126in" draw:id="id67" draw:style-name="a402" draw:name="Rechteck 7">
          <svg:title/>
          <svg:desc/>
          <text:p text:style-name="a401" text:class-names="" text:cond-style-name=""><text:span text:style-name="a398" text:class-names="">SQLite</text:span><text:span text:style-name="a399" text:class-names=""><text:s text:c="1"/>Datenbank</text:span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8" draw:style-name="a406" draw:name="Textfeld 9" svg:x="2.32207in" svg:y="5.64226in" svg:width="1.89189in" svg:height="0.40391in">
          <draw:text-box>
            <text:p text:style-name="a405" text:class-names="" text:cond-style-name=""><text:span text:style-name="a403" text:class-names="">JRE</text:span><text:span text:style-name="a404" text:class-names=""/></text:p>
          </draw:text-box>
          <svg:title/>
          <svg:desc/>
        </draw:frame>
        <draw:frame draw:id="id69" draw:style-name="a410" draw:name="Textfeld 10" svg:x="2.18243in" svg:y="6.25122in" svg:width="3.01802in" svg:height="0.40391in">
          <draw:text-box>
            <text:p text:style-name="a409" text:class-names="" text:cond-style-name=""><text:span text:style-name="a407" text:class-names="">Server</text:span><text:span text:style-name="a408" text:class-names=""/></text:p>
          </draw:text-box>
          <svg:title/>
          <svg:desc/>
        </draw:frame>
        <draw:connector draw:type="line" svg:x1="4.82883in" svg:y1="5.28491in" svg:x2="6.57658in" svg:y2="5.28491in" draw:id="id70" draw:style-name="a412" draw:name="Gerade Verbindung mit Pfeil 12">
          <svg:title/>
          <svg:desc/>
        </draw:connector>
        <draw:frame draw:id="id71" draw:style-name="a416" draw:name="Textfeld 15" svg:x="5.05856in" svg:y="5.33286in" svg:width="1.28829in" svg:height="0.50488in">
          <draw:text-box>
            <text:p text:style-name="a415" text:class-names="" text:cond-style-name=""><text:span text:style-name="a413" text:class-names="">Greift auf die Datenbank zu</text:span><text:span text:style-name="a414" text:class-names=""/></text:p>
          </draw:text-box>
          <svg:title/>
          <svg:desc/>
        </draw:frame>
        <draw:connector draw:type="line" svg:x1="2.43694in" svg:y1="2.21949in" svg:x2="2.41667in" svg:y2="3.73705in" draw:id="id72" draw:style-name="a418" draw:name="Gerade Verbindung mit Pfeil 17">
          <svg:title/>
          <svg:desc/>
        </draw:connector>
        <draw:connector draw:type="line" svg:x1="3.26351in" svg:y1="3.72898in" svg:x2="3.26802in" svg:y2="2.21949in" draw:id="id73" draw:style-name="a420" draw:name="Gerade Verbindung mit Pfeil 19">
          <svg:title/>
          <svg:desc/>
        </draw:connector>
        <draw:frame draw:id="id74" draw:style-name="a424" draw:name="Textfeld 20" svg:x="1.36036in" svg:y="2.70364in" svg:width="1.15091in" svg:height="0.50488in">
          <draw:text-box>
            <text:p text:style-name="a423" text:class-names="" text:cond-style-name=""><text:span text:style-name="a421" text:class-names="">Request an den Server</text:span><text:span text:style-name="a422" text:class-names=""/></text:p>
          </draw:text-box>
          <svg:title/>
          <svg:desc/>
        </draw:frame>
        <draw:frame draw:id="id75" draw:style-name="a428" draw:name="Textfeld 21" svg:x="3.36599in" svg:y="2.60266in" svg:width="1.41667in" svg:height="0.70684in">
          <draw:text-box>
            <text:p text:style-name="a427" text:class-names="" text:cond-style-name=""><text:span text:style-name="a425" text:class-names="">Antwort des Servers (Response)</text:span><text:span text:style-name="a426" text:class-names=""/></text:p>
          </draw:text-box>
          <svg:title/>
          <svg:desc/>
        </draw:frame>
      </draw:page>
      <draw:page draw:name="Slide2" draw:style-name="a429" draw:master-page-name="Master1-Layout2-obj-Titel-und-Inhalt" presentation:presentation-page-layout-name="Master1-PPL2" draw:id="Slide-257">
        <draw:frame draw:id="id76" presentation:style-name="a43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7" presentation:style-name="a431" draw:name="Inhaltsplatzhalt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19" svg:viewBox="0 0 20 30" svg:d="m10 0-10 30h20z"/>
    <draw:marker draw:name="a417" svg:viewBox="0 0 20 30" svg:d="m10 0-10 30h20z"/>
    <draw:marker draw:name="a411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xtmaster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xtmaster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xtmaster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xtmaster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xtmaster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xtmaster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xtmaster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xtmaster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xtmaster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xtmaster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xtmaster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xtmaster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xtmaster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Simon Stolz</meta:initial-creator>
    <dc:creator>Simon Stolz</dc:creator>
    <meta:creation-date>2016-11-02T14:24:42Z</meta:creation-date>
    <dc:date>2016-11-02T14:35:03Z</dc:date>
    <meta:editing-cycles>1</meta:editing-cycles>
    <meta:editing-duration>PT0S</meta:editing-duration>
    <meta:document-statistic meta:paragraph-count="9" meta:word-count="23"/>
  </office:meta>
</office:document-meta>
</file>